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1.48166666666667cm" style:use-optimal-column-width="true"/>
    </style:style>
    <style:style style:name="co7" style:family="table-column">
      <style:table-column-properties fo:break-before="auto" style:column-width="1.74625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CN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7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Connectivity</text:p>
          </table:table-cell>
          <table:table-cell office:value-type="string" table:style-name="ce2">
            <text:p>Total Weight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office:value-type="string" table:style-name="ce2">
            <text:p>Betweeness Centralit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2.0089999999999999" table:style-name="ce4">
            <text:p>2.009</text:p>
          </table:table-cell>
          <table:table-cell office:value-type="float" office:value="8464" table:style-name="ce4">
            <text:p>8464</text:p>
          </table:table-cell>
          <table:table-cell office:value-type="float" office:value="17005.902300000002" table:style-name="ce4">
            <text:p>17005.9023</text:p>
          </table:table-cell>
          <table:table-cell office:value-type="float" office:value="2.6133999999999999" table:style-name="ce4">
            <text:p>2.6134</text:p>
          </table:table-cell>
          <table:table-cell office:value-type="float" office:value="1.6797" table:style-name="ce4">
            <text:p>1.6797</text:p>
          </table:table-cell>
          <table:table-cell office:value-type="float" office:value="42.065199999999997" table:style-name="ce5">
            <text:p>42.065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2.0419999999999998" table:style-name="ce4">
            <text:p>2.042</text:p>
          </table:table-cell>
          <table:table-cell office:value-type="float" office:value="8464" table:style-name="ce4">
            <text:p>8464</text:p>
          </table:table-cell>
          <table:table-cell office:value-type="float" office:value="17286.736499999999" table:style-name="ce4">
            <text:p>17286.7365</text:p>
          </table:table-cell>
          <table:table-cell office:value-type="float" office:value="3.069" table:style-name="ce4">
            <text:p>3.069</text:p>
          </table:table-cell>
          <table:table-cell office:value-type="float" office:value="1.8704000000000001" table:style-name="ce4">
            <text:p>1.8704</text:p>
          </table:table-cell>
          <table:table-cell office:value-type="float" office:value="25.1739" table:style-name="ce4">
            <text:p>25.173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2.1614" table:style-name="ce5">
            <text:p>2.1614</text:p>
          </table:table-cell>
          <table:table-cell office:value-type="float" office:value="8464" table:style-name="ce4">
            <text:p>8464</text:p>
          </table:table-cell>
          <table:table-cell office:value-type="float" office:value="18294.424599999998" table:style-name="ce5">
            <text:p>18294.4246</text:p>
          </table:table-cell>
          <table:table-cell office:value-type="float" office:value="2.7564000000000002" table:style-name="ce4">
            <text:p>2.7564</text:p>
          </table:table-cell>
          <table:table-cell office:value-type="float" office:value="1.9478" table:style-name="ce4">
            <text:p>1.9478</text:p>
          </table:table-cell>
          <table:table-cell office:value-type="float" office:value="21.739100000000001" table:style-name="ce4">
            <text:p>21.739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2.1400999999999999" table:style-name="ce4">
            <text:p>2.1401</text:p>
          </table:table-cell>
          <table:table-cell office:value-type="float" office:value="8464" table:style-name="ce4">
            <text:p>8464</text:p>
          </table:table-cell>
          <table:table-cell office:value-type="float" office:value="18114.371599999999" table:style-name="ce4">
            <text:p>18114.3716</text:p>
          </table:table-cell>
          <table:table-cell office:value-type="float" office:value="2.5893999999999999" table:style-name="ce5">
            <text:p>2.5894</text:p>
          </table:table-cell>
          <table:table-cell office:value-type="float" office:value="1.631" table:style-name="ce5">
            <text:p>1.631</text:p>
          </table:table-cell>
          <table:table-cell office:value-type="float" office:value="36.347799999999999" table:style-name="ce4">
            <text:p>36.3478</text:p>
          </table:table-cell>
          <table:table-cell table:number-columns-repeated="16377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nsity: higher density means stronger connection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Connectivity: Number of connected edges (higher means more connected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Total Weight: Sum of all edge weight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Diameter: Maximum shortest path between any two vertices (lower is better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/>
          <table:table-cell office:value-type="string" table:style-name="ce4">
            <text:p>Average Path Length: Average length of shortest path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4">
            <text:p>Betweenness centrality is a measure of a node's importance based on how often it lies on the shortest paths between other nodes in the network.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GAT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7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Connectivity</text:p>
          </table:table-cell>
          <table:table-cell office:value-type="string" table:style-name="ce2">
            <text:p>Total Weight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office:value-type="string" table:style-name="ce2">
            <text:p>Betweeness Centralit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3.012" table:style-name="ce5">
            <text:p>3.012</text:p>
          </table:table-cell>
          <table:table-cell office:value-type="float" office:value="8464" table:style-name="ce6">
            <text:p>8464</text:p>
          </table:table-cell>
          <table:table-cell office:value-type="float" office:value="25499.011200000001" table:style-name="ce5">
            <text:p>25499.0112</text:p>
          </table:table-cell>
          <table:table-cell office:value-type="float" office:value="2.5" table:style-name="ce6">
            <text:p>2.5</text:p>
          </table:table-cell>
          <table:table-cell office:value-type="float" office:value="1.9242999999999999" table:style-name="ce6">
            <text:p>1.9243</text:p>
          </table:table-cell>
          <table:table-cell office:value-type="float" office:value="89.021699999999996" table:style-name="ce6">
            <text:p>89.021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2.5236000000000001" table:style-name="ce6">
            <text:p>2.5236</text:p>
          </table:table-cell>
          <table:table-cell office:value-type="float" office:value="8464" table:style-name="ce6">
            <text:p>8464</text:p>
          </table:table-cell>
          <table:table-cell office:value-type="float" office:value="21360.054" table:style-name="ce6">
            <text:p>21360.054</text:p>
          </table:table-cell>
          <table:table-cell office:value-type="float" office:value="2.6438999999999999" table:style-name="ce6">
            <text:p>2.6439</text:p>
          </table:table-cell>
          <table:table-cell office:value-type="float" office:value="2.0470999999999999" table:style-name="ce6">
            <text:p>2.0471</text:p>
          </table:table-cell>
          <table:table-cell office:value-type="float" office:value="33.282600000000002" table:style-name="ce6">
            <text:p>33.282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1.9643999999999999" table:style-name="ce6">
            <text:p>1.9644</text:p>
          </table:table-cell>
          <table:table-cell office:value-type="float" office:value="8464" table:style-name="ce6">
            <text:p>8464</text:p>
          </table:table-cell>
          <table:table-cell office:value-type="float" office:value="16626.559099999999" table:style-name="ce6">
            <text:p>16626.5591</text:p>
          </table:table-cell>
          <table:table-cell office:value-type="float" office:value="3.95" table:style-name="ce6">
            <text:p>3.95</text:p>
          </table:table-cell>
          <table:table-cell office:value-type="float" office:value="1.7332000000000001" table:style-name="ce6">
            <text:p>1.7332</text:p>
          </table:table-cell>
          <table:table-cell office:value-type="float" office:value="24.478300000000001" table:style-name="ce6">
            <text:p>24.478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2.1751" table:style-name="ce6">
            <text:p>2.1751</text:p>
          </table:table-cell>
          <table:table-cell office:value-type="float" office:value="8464" table:style-name="ce6">
            <text:p>8464</text:p>
          </table:table-cell>
          <table:table-cell office:value-type="float" office:value="18410.098600000001" table:style-name="ce6">
            <text:p>18410.0986</text:p>
          </table:table-cell>
          <table:table-cell office:value-type="float" office:value="2.4411" table:style-name="ce5">
            <text:p>2.4411</text:p>
          </table:table-cell>
          <table:table-cell office:value-type="float" office:value="1.2466999999999999" table:style-name="ce5">
            <text:p>1.2467</text:p>
          </table:table-cell>
          <table:table-cell office:value-type="float" office:value="46.391300000000001" table:style-name="ce5">
            <text:p>46.3913</text:p>
          </table:table-cell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6"/>
          <table:table-cell table:number-columns-repeated="16377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nsity: higher density means stronger connection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Connectivity: Number of connected edges (higher means more connected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Total Weight: Sum of all edge weight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Diameter: Maximum shortest path between any two vertices (lower is better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/>
          <table:table-cell office:value-type="string" table:style-name="ce4">
            <text:p>Average Path Length: Average length of shortest path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4">
            <text:p>Betweenness centrality is a measure of a node's importance based on how often it lies on the shortest paths between other nodes in the network.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GCN_VAE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7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Connectivity</text:p>
          </table:table-cell>
          <table:table-cell office:value-type="string" table:style-name="ce2">
            <text:p>Total Weight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office:value-type="string" table:style-name="ce2">
            <text:p>Betweeness Centralit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1.8420000000000001" table:style-name="ce6">
            <text:p>1.842</text:p>
          </table:table-cell>
          <table:table-cell office:value-type="float" office:value="8464" table:style-name="ce6">
            <text:p>8464</text:p>
          </table:table-cell>
          <table:table-cell office:value-type="float" office:value="15590.929700000001" table:style-name="ce6">
            <text:p>15590.9297</text:p>
          </table:table-cell>
          <table:table-cell office:value-type="float" office:value="3.2124999999999999" table:style-name="ce6">
            <text:p>3.2125</text:p>
          </table:table-cell>
          <table:table-cell office:value-type="float" office:value="1.8338000000000001" table:style-name="ce6">
            <text:p>1.8338</text:p>
          </table:table-cell>
          <table:table-cell office:value-type="float" office:value="4.4565000000000001" table:style-name="ce6">
            <text:p>4.4565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3.9068999999999998" table:style-name="ce6">
            <text:p>3.9069</text:p>
          </table:table-cell>
          <table:table-cell office:value-type="float" office:value="8464" table:style-name="ce6">
            <text:p>8464</text:p>
          </table:table-cell>
          <table:table-cell office:value-type="float" office:value="33068.288999999997" table:style-name="ce6">
            <text:p>33068.289</text:p>
          </table:table-cell>
          <table:table-cell office:value-type="float" office:value="6.7449000000000003" table:style-name="ce6">
            <text:p>6.7449</text:p>
          </table:table-cell>
          <table:table-cell office:value-type="float" office:value="3.9068999999999998" table:style-name="ce6">
            <text:p>3.9069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32.078299999999999" table:style-name="ce6">
            <text:p>32.0783</text:p>
          </table:table-cell>
          <table:table-cell office:value-type="float" office:value="8464" table:style-name="ce6">
            <text:p>8464</text:p>
          </table:table-cell>
          <table:table-cell office:value-type="float" office:value="271510.63860000001" table:style-name="ce6">
            <text:p>271510.6386</text:p>
          </table:table-cell>
          <table:table-cell office:value-type="float" office:value="42.650300000000001" table:style-name="ce6">
            <text:p>42.6503</text:p>
          </table:table-cell>
          <table:table-cell office:value-type="float" office:value="32.078299999999999" table:style-name="ce6">
            <text:p>32.0783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69.904600000000002" table:style-name="ce6">
            <text:p>69.9046</text:p>
          </table:table-cell>
          <table:table-cell office:value-type="float" office:value="8464" table:style-name="ce6">
            <text:p>8464</text:p>
          </table:table-cell>
          <table:table-cell office:value-type="float" office:value="591672.20070000004" table:style-name="ce6">
            <text:p>591672.2007</text:p>
          </table:table-cell>
          <table:table-cell office:value-type="float" office:value="99.975999999999999" table:style-name="ce6">
            <text:p>99.976</text:p>
          </table:table-cell>
          <table:table-cell office:value-type="float" office:value="69.904600000000002" table:style-name="ce6">
            <text:p>69.9046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table:style-name="ce3"/>
          <table:table-cell table:number-columns-repeated="6" table:style-name="ce6"/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0.26314285714285718" table:formula="of:=[.B2]/7" table:style-name="ce6">
            <text:p>0.263142857</text:p>
          </table:table-cell>
          <table:table-cell office:value-type="float" office:value="8464" table:style-name="ce6">
            <text:p>8464</text:p>
          </table:table-cell>
          <table:table-cell office:value-type="float" office:value="2227.2756714285715" table:formula="of:=[.D2]/7" table:style-name="ce6">
            <text:p>2227.275671</text:p>
          </table:table-cell>
          <table:table-cell office:value-type="float" office:value="0.45892857142857141" table:formula="of:=[.E2]/7" table:style-name="ce6">
            <text:p>0.458928571</text:p>
          </table:table-cell>
          <table:table-cell office:value-type="float" office:value="0.26197142857142858" table:formula="of:=[.F2]/7" table:style-name="ce6">
            <text:p>0.261971429</text:p>
          </table:table-cell>
          <table:table-cell office:value-type="float" office:value="4.4565000000000001" table:style-name="ce6">
            <text:p>4.4565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0.24418124999999999" table:formula="of:=[.B3]/16" table:style-name="ce6">
            <text:p>0.24418125</text:p>
          </table:table-cell>
          <table:table-cell office:value-type="float" office:value="8464" table:style-name="ce6">
            <text:p>8464</text:p>
          </table:table-cell>
          <table:table-cell office:value-type="float" office:value="2066.7680624999998" table:formula="of:=[.D3]/16" table:style-name="ce6">
            <text:p>2066.768063</text:p>
          </table:table-cell>
          <table:table-cell office:value-type="float" office:value="0.42155625000000002" table:formula="of:=[.E3]/16" table:style-name="ce6">
            <text:p>0.42155625</text:p>
          </table:table-cell>
          <table:table-cell office:value-type="float" office:value="0.24418124999999999" table:formula="of:=[.F3]/16" table:style-name="ce5">
            <text:p>0.24418125</text:p>
          </table:table-cell>
          <table:table-cell office:value-type="float" office:value="0" table:style-name="ce6">
            <text:p>0</text:p>
          </table:table-cell>
          <table:table-cell table:style-name="ce4"/>
          <table:table-cell table:style-name="ce1"/>
          <table:table-cell table:number-columns-repeated="16375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0.25061171874999999" table:formula="of:=[.B4]/128" table:style-name="ce6">
            <text:p>0.250611719</text:p>
          </table:table-cell>
          <table:table-cell office:value-type="float" office:value="8464" table:style-name="ce6">
            <text:p>8464</text:p>
          </table:table-cell>
          <table:table-cell office:value-type="float" office:value="2121.1768640625" table:formula="of:=[.D4]/128" table:style-name="ce6">
            <text:p>2121.176864</text:p>
          </table:table-cell>
          <table:table-cell office:value-type="float" office:value="0.33320546875000001" table:formula="of:=[.E4]/128" table:style-name="ce5">
            <text:p>0.333205469</text:p>
          </table:table-cell>
          <table:table-cell office:value-type="float" office:value="0.25061171874999999" table:formula="of:=[.F4]/128" table:style-name="ce6">
            <text:p>0.250611719</text:p>
          </table:table-cell>
          <table:table-cell office:value-type="float" office:value="0" table:style-name="ce6">
            <text:p>0</text:p>
          </table:table-cell>
          <table:table-cell table:style-name="ce4"/>
          <table:table-cell table:style-name="ce1"/>
          <table:table-cell table:number-columns-repeated="16375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0.27306484375000001" table:formula="of:=[.B5]/256" table:style-name="ce5">
            <text:p>0.273064844</text:p>
          </table:table-cell>
          <table:table-cell office:value-type="float" office:value="8464" table:style-name="ce6">
            <text:p>8464</text:p>
          </table:table-cell>
          <table:table-cell office:value-type="float" office:value="2311.2195339843752" table:formula="of:=[.D5]/256" table:style-name="ce6">
            <text:p>2311.219534</text:p>
          </table:table-cell>
          <table:table-cell office:value-type="float" office:value="0.39053125" table:formula="of:=[.E5]/256" table:style-name="ce6">
            <text:p>0.39053125</text:p>
          </table:table-cell>
          <table:table-cell office:value-type="float" office:value="0.27306484375000001" table:formula="of:=[.F5]/256" table:style-name="ce6">
            <text:p>0.273064844</text:p>
          </table:table-cell>
          <table:table-cell office:value-type="float" office:value="0" table:formula="of:=[.G5]/256" table:style-name="ce6">
            <text:p>0</text:p>
          </table:table-cell>
          <table:table-cell table:style-name="ce4"/>
          <table:table-cell table:style-name="ce1"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nsity: higher density means stronger connection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Connectivity: Number of connected edges (higher means more connected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Total Weight: Sum of all edge weight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Diameter: Maximum shortest path between any two vertices (lower is better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/>
          <table:table-cell office:value-type="string" table:style-name="ce4">
            <text:p>Average Path Length: Average length of shortest path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4">
            <text:p>Betweenness centrality is a measure of a node's importance based on how often it lies on the shortest paths between other nodes in the network.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GAT_VAE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7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Connectivity</text:p>
          </table:table-cell>
          <table:table-cell office:value-type="string" table:style-name="ce2">
            <text:p>Total Weight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office:value-type="string" table:style-name="ce2">
            <text:p>Betweeness Centralit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1.8701000000000001" table:style-name="ce6">
            <text:p>1.8701</text:p>
          </table:table-cell>
          <table:table-cell office:value-type="float" office:value="8464" table:style-name="ce6">
            <text:p>8464</text:p>
          </table:table-cell>
          <table:table-cell office:value-type="float" office:value="15828.815000000001" table:style-name="ce6">
            <text:p>15828.815</text:p>
          </table:table-cell>
          <table:table-cell office:value-type="float" office:value="3.2357999999999998" table:style-name="ce6">
            <text:p>3.2358</text:p>
          </table:table-cell>
          <table:table-cell office:value-type="float" office:value="1.8555999999999999" table:style-name="ce6">
            <text:p>1.8556</text:p>
          </table:table-cell>
          <table:table-cell office:value-type="float" office:value="8.1522000000000006" table:style-name="ce6">
            <text:p>8.152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4.0400999999999998" table:style-name="ce6">
            <text:p>4.0401</text:p>
          </table:table-cell>
          <table:table-cell office:value-type="float" office:value="8464" table:style-name="ce6">
            <text:p>8464</text:p>
          </table:table-cell>
          <table:table-cell office:value-type="float" office:value="34195.569100000001" table:style-name="ce6">
            <text:p>34195.5691</text:p>
          </table:table-cell>
          <table:table-cell office:value-type="float" office:value="6.9821999999999997" table:style-name="ce6">
            <text:p>6.9822</text:p>
          </table:table-cell>
          <table:table-cell office:value-type="float" office:value="4.0400999999999998" table:style-name="ce6">
            <text:p>4.0401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35.162799999999997" table:style-name="ce6">
            <text:p>35.1628</text:p>
          </table:table-cell>
          <table:table-cell office:value-type="float" office:value="8464" table:style-name="ce6">
            <text:p>8464</text:p>
          </table:table-cell>
          <table:table-cell office:value-type="float" office:value="297617.96919999999" table:style-name="ce6">
            <text:p>297617.9692</text:p>
          </table:table-cell>
          <table:table-cell office:value-type="float" office:value="46.574100000000001" table:style-name="ce6">
            <text:p>46.5741</text:p>
          </table:table-cell>
          <table:table-cell office:value-type="float" office:value="35.162799999999997" table:style-name="ce6">
            <text:p>35.1628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69.191100000000006" table:style-name="ce6">
            <text:p>69.1911</text:p>
          </table:table-cell>
          <table:table-cell office:value-type="float" office:value="8464" table:style-name="ce6">
            <text:p>8464</text:p>
          </table:table-cell>
          <table:table-cell office:value-type="float" office:value="585633.09340000001" table:style-name="ce6">
            <text:p>585633.0934</text:p>
          </table:table-cell>
          <table:table-cell office:value-type="float" office:value="87.584900000000005" table:style-name="ce6">
            <text:p>87.5849</text:p>
          </table:table-cell>
          <table:table-cell office:value-type="float" office:value="69.191100000000006" table:style-name="ce6">
            <text:p>69.1911</text:p>
          </table:table-cell>
          <table:table-cell office:value-type="float" office:value="0" table:style-name="ce6">
            <text:p>0</text:p>
          </table:table-cell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6"/>
          <table:table-cell table:number-columns-repeated="16377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0.26715714285714287" table:formula="of:=[.B2]/7" table:style-name="ce6">
            <text:p>0.267157143</text:p>
          </table:table-cell>
          <table:table-cell office:value-type="float" office:value="8464" table:style-name="ce6">
            <text:p>8464</text:p>
          </table:table-cell>
          <table:table-cell office:value-type="float" office:value="2261.2592857142859" table:formula="of:=[.D2]/7" table:style-name="ce6">
            <text:p>2261.259286</text:p>
          </table:table-cell>
          <table:table-cell office:value-type="float" office:value="0.46225714285714281" table:formula="of:=[.E2]/7" table:style-name="ce6">
            <text:p>0.462257143</text:p>
          </table:table-cell>
          <table:table-cell office:value-type="float" office:value="0.26508571428571426" table:formula="of:=[.F2]/7" table:style-name="ce6">
            <text:p>0.265085714</text:p>
          </table:table-cell>
          <table:table-cell office:value-type="float" office:value="1.1646000000000001" table:formula="of:=[.G2]/7" table:style-name="ce6">
            <text:p>1.164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0.25250624999999999" table:formula="of:=[.B3]/16" table:style-name="ce6">
            <text:p>0.25250625</text:p>
          </table:table-cell>
          <table:table-cell office:value-type="float" office:value="8464" table:style-name="ce6">
            <text:p>8464</text:p>
          </table:table-cell>
          <table:table-cell office:value-type="float" office:value="2137.22306875" table:formula="of:=[.D3]/16" table:style-name="ce6">
            <text:p>2137.223069</text:p>
          </table:table-cell>
          <table:table-cell office:value-type="float" office:value="0.43638749999999998" table:formula="of:=[.E3]/16" table:style-name="ce6">
            <text:p>0.4363875</text:p>
          </table:table-cell>
          <table:table-cell office:value-type="float" office:value="0.25250624999999999" table:formula="of:=[.F3]/16" table:style-name="ce6">
            <text:p>0.25250625</text:p>
          </table:table-cell>
          <table:table-cell office:value-type="float" office:value="0" table:formula="of:=[.G3]/16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0.27470937499999998" table:formula="of:=[.B4]/128" table:style-name="ce5">
            <text:p>0.274709375</text:p>
          </table:table-cell>
          <table:table-cell office:value-type="float" office:value="8464" table:style-name="ce6">
            <text:p>8464</text:p>
          </table:table-cell>
          <table:table-cell office:value-type="float" office:value="2325.1403843749999" table:formula="of:=[.D4]/128" table:style-name="ce6">
            <text:p>2325.140384</text:p>
          </table:table-cell>
          <table:table-cell office:value-type="float" office:value="0.36386015625000001" table:formula="of:=[.E4]/128" table:style-name="ce6">
            <text:p>0.363860156</text:p>
          </table:table-cell>
          <table:table-cell office:value-type="float" office:value="0.27470937499999998" table:formula="of:=[.F4]/128" table:style-name="ce6">
            <text:p>0.274709375</text:p>
          </table:table-cell>
          <table:table-cell office:value-type="float" office:value="0" table:formula="of:=[.G4]/128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0.27027773437500002" table:formula="of:=[.B5]/256" table:style-name="ce6">
            <text:p>0.270277734</text:p>
          </table:table-cell>
          <table:table-cell office:value-type="float" office:value="8464" table:style-name="ce6">
            <text:p>8464</text:p>
          </table:table-cell>
          <table:table-cell office:value-type="float" office:value="2287.62927109375" table:formula="of:=[.D5]/256" table:style-name="ce6">
            <text:p>2287.629271</text:p>
          </table:table-cell>
          <table:table-cell office:value-type="float" office:value="0.34212851562500002" table:formula="of:=[.E5]/256" table:style-name="ce5">
            <text:p>0.342128516</text:p>
          </table:table-cell>
          <table:table-cell office:value-type="float" office:value="0.27027773437500002" table:formula="of:=[.F5]/256" table:style-name="ce5">
            <text:p>0.270277734</text:p>
          </table:table-cell>
          <table:table-cell office:value-type="float" office:value="0" table:formula="of:=[.G5]/256" table:style-name="ce6">
            <text:p>0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ensity: higher density means stronger connection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Connectivity: Number of connected edges (higher means more connected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Total Weight: Sum of all edge weights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4">
            <text:p>Diameter: Maximum shortest path between any two vertices (lower is better)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/>
          <table:table-cell office:value-type="string" table:style-name="ce4">
            <text:p>Average Path Length: Average length of shortest path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4">
            <text:p>Betweenness centrality is a measure of a node's importance based on how often it lies on the shortest paths between other nodes in the network.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New_GCN_VA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Fully Connected Graph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table:number-columns-repeated="3" table:style-name="ce1"/>
          <table:table-cell office:value-type="string" table:style-name="ce4">
            <text:p><text:span text:style-name="T2">Density:</text:span><text:s/>higher density means stronger connection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1" table:style-name="ce6">
            <text:p>1</text:p>
          </table:table-cell>
          <table:table-cell office:value-type="float" office:value="1.1315" table:style-name="ce6">
            <text:p>1.1315</text:p>
          </table:table-cell>
          <table:table-cell office:value-type="float" office:value="0.81420000000000003" table:style-name="ce6">
            <text:p>0.8142</text:p>
          </table:table-cell>
          <table:table-cell table:number-columns-repeated="3" table:style-name="ce1"/>
          <table:table-cell office:value-type="string" table:style-name="ce4">
            <text:p><text:span text:style-name="T2">Diameter:<text:s/></text:span>Maximum shortest path between any two vertices (lower is better)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1" table:style-name="ce6">
            <text:p>1</text:p>
          </table:table-cell>
          <table:table-cell office:value-type="float" office:value="0.99939999999999996" table:style-name="ce6">
            <text:p>0.9994</text:p>
          </table:table-cell>
          <table:table-cell office:value-type="float" office:value="0.77029999999999998" table:style-name="ce6">
            <text:p>0.7703</text:p>
          </table:table-cell>
          <table:table-cell table:number-columns-repeated="3" table:style-name="ce1"/>
          <table:table-cell office:value-type="string" table:style-name="ce4">
            <text:p><text:span text:style-name="T2">Average Path Length:</text:span><text:s/>Average length of shortest paths (lower is better)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1" table:style-name="ce6">
            <text:p>1</text:p>
          </table:table-cell>
          <table:table-cell office:value-type="float" office:value="0.83789999999999998" table:style-name="ce6">
            <text:p>0.8379</text:p>
          </table:table-cell>
          <table:table-cell office:value-type="float" office:value="0.75800000000000001" table:style-name="ce6">
            <text:p>0.75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1" table:style-name="ce6">
            <text:p>1</text:p>
          </table:table-cell>
          <table:table-cell office:value-type="float" office:value="0.80920000000000003" table:style-name="ce8">
            <text:p>0.8092</text:p>
          </table:table-cell>
          <table:table-cell office:value-type="float" office:value="0.75229999999999997" table:style-name="ce8">
            <text:p>0.7523</text:p>
          </table:table-cell>
          <table:table-cell table:number-columns-repeated="16380" table:style-name="ce1"/>
        </table:table-row>
        <table:table-row table:style-name="ro1">
          <table:table-cell table:number-columns-repeated="7" table:style-name="ce1"/>
          <table:table-cell table:style-name="ce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K=5 Connected Graph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8.3099999999999993E-2" table:style-name="ce6">
            <text:p>0.0831</text:p>
          </table:table-cell>
          <table:table-cell office:value-type="float" office:value="3.6335000000000002" table:style-name="ce6">
            <text:p>3.6335</text:p>
          </table:table-cell>
          <table:table-cell office:value-type="float" office:value="2.0427" table:style-name="ce6">
            <text:p>2.042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8.5300000000000001E-2" table:style-name="ce6">
            <text:p>0.0853</text:p>
          </table:table-cell>
          <table:table-cell office:value-type="float" office:value="3.0975000000000001" table:style-name="ce6">
            <text:p>3.0975</text:p>
          </table:table-cell>
          <table:table-cell office:value-type="float" office:value="1.85" table:style-name="ce6">
            <text:p>1.8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8.5999999999999993E-2" table:style-name="ce6">
            <text:p>0.086</text:p>
          </table:table-cell>
          <table:table-cell office:value-type="float" office:value="3.0533999999999999" table:style-name="ce6">
            <text:p>3.0534</text:p>
          </table:table-cell>
          <table:table-cell office:value-type="float" office:value="1.7622" table:style-name="ce6">
            <text:p>1.76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8.72E-2" table:style-name="ce8">
            <text:p>0.0872</text:p>
          </table:table-cell>
          <table:table-cell office:value-type="float" office:value="3.0148999999999999" table:style-name="ce8">
            <text:p>3.0149</text:p>
          </table:table-cell>
          <table:table-cell office:value-type="float" office:value="1.7514000000000001" table:style-name="ce8">
            <text:p>1.7514</text:p>
          </table:table-cell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New_GAT_VAE" table:style-name="ta3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Fully Connected Graph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table:number-columns-repeated="3" table:style-name="ce1"/>
          <table:table-cell office:value-type="string" table:style-name="ce4">
            <text:p><text:span text:style-name="T2">Density:</text:span><text:s/>higher density means stronger connection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1" table:style-name="ce6">
            <text:p>1</text:p>
          </table:table-cell>
          <table:table-cell office:value-type="float" office:value="1.0270999999999999" table:style-name="ce6">
            <text:p>1.0271</text:p>
          </table:table-cell>
          <table:table-cell office:value-type="float" office:value="0.73519999999999996" table:style-name="ce8">
            <text:p>0.7352</text:p>
          </table:table-cell>
          <table:table-cell table:number-columns-repeated="3" table:style-name="ce1"/>
          <table:table-cell office:value-type="string" table:style-name="ce4">
            <text:p><text:span text:style-name="T2">Diameter:<text:s/></text:span>Maximum shortest path between any two vertices (lower is better)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1" table:style-name="ce6">
            <text:p>1</text:p>
          </table:table-cell>
          <table:table-cell office:value-type="float" office:value="1.0310999999999999" table:style-name="ce6">
            <text:p>1.0311</text:p>
          </table:table-cell>
          <table:table-cell office:value-type="float" office:value="0.76270000000000004" table:style-name="ce6">
            <text:p>0.7627</text:p>
          </table:table-cell>
          <table:table-cell table:number-columns-repeated="3" table:style-name="ce1"/>
          <table:table-cell office:value-type="string" table:style-name="ce4">
            <text:p><text:span text:style-name="T2">Average Path Length:</text:span><text:s/>Average length of shortest paths (lower is better)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1" table:style-name="ce6">
            <text:p>1</text:p>
          </table:table-cell>
          <table:table-cell office:value-type="float" office:value="0.82040000000000002" table:style-name="ce8">
            <text:p>0.8204</text:p>
          </table:table-cell>
          <table:table-cell office:value-type="float" office:value="0.77339999999999998" table:style-name="ce6">
            <text:p>0.77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1" table:style-name="ce6">
            <text:p>1</text:p>
          </table:table-cell>
          <table:table-cell office:value-type="float" office:value="0.84960000000000002" table:style-name="ce6">
            <text:p>0.8496</text:p>
          </table:table-cell>
          <table:table-cell office:value-type="float" office:value="0.82179999999999997" table:style-name="ce6">
            <text:p>0.821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K=5 Connected Graph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Density</text:p>
          </table:table-cell>
          <table:table-cell office:value-type="string" table:style-name="ce2">
            <text:p>Diameter</text:p>
          </table:table-cell>
          <table:table-cell office:value-type="string" table:style-name="ce2">
            <text:p>Average Pat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Is</text:p>
          </table:table-cell>
          <table:table-cell office:value-type="float" office:value="8.2400000000000001E-2" table:style-name="ce6">
            <text:p>0.0824</text:p>
          </table:table-cell>
          <table:table-cell office:value-type="float" office:value="3.3025000000000002" table:style-name="ce6">
            <text:p>3.3025</text:p>
          </table:table-cell>
          <table:table-cell office:value-type="float" office:value="1.7698" table:style-name="ce6">
            <text:p>1.769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VGGish</text:p>
          </table:table-cell>
          <table:table-cell office:value-type="float" office:value="8.9800000000000005E-2" table:style-name="ce6">
            <text:p>0.0898</text:p>
          </table:table-cell>
          <table:table-cell office:value-type="float" office:value="3.0870000000000002" table:style-name="ce6">
            <text:p>3.087</text:p>
          </table:table-cell>
          <table:table-cell office:value-type="float" office:value="1.7423" table:style-name="ce6">
            <text:p>1.742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YAMNet</text:p>
          </table:table-cell>
          <table:table-cell office:value-type="float" office:value="0.10199999999999999" table:style-name="ce6">
            <text:p>0.102</text:p>
          </table:table-cell>
          <table:table-cell office:value-type="float" office:value="2.3565" table:style-name="ce6">
            <text:p>2.3565</text:p>
          </table:table-cell>
          <table:table-cell office:value-type="float" office:value="1.496" table:style-name="ce8">
            <text:p>1.49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PANNs</text:p>
          </table:table-cell>
          <table:table-cell office:value-type="float" office:value="0.1037" table:style-name="ce8">
            <text:p>0.1037</text:p>
          </table:table-cell>
          <table:table-cell office:value-type="float" office:value="1.6785000000000001" table:style-name="ce8">
            <text:p>1.6785</text:p>
          </table:table-cell>
          <table:table-cell office:value-type="float" office:value="1.5652999999999999" table:style-name="ce6">
            <text:p>1.5653</text:p>
          </table:table-cell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ANDRES EDUARDO CASTRO OSPINA</dc:creator>
    <meta:creation-date>2025-03-03T08:40:11Z</meta:creation-date>
    <dc:date>2025-04-10T19:28:26Z</dc:date>
    <meta:editing-cycles>19</meta:editing-cycles>
    <meta:editing-duration>PT27228S</meta:editing-duration>
  </office:meta>
</office:document-meta>
</file>